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499cm" style:contextual-spacing="false"/>
      <style:text-properties officeooo:paragraph-rsid="0046b883"/>
    </style:style>
    <style:style style:name="P2" style:family="paragraph" style:parent-style-name="Text_20_body">
      <style:paragraph-properties fo:margin-top="0cm" fo:margin-bottom="0.499cm"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paragraph-properties fo:break-before="page"/>
      <style:text-properties officeooo:paragraph-rsid="005229e8"/>
    </style:style>
    <style:style style:name="P6" style:family="paragraph" style:parent-style-name="Text_20_body" style:master-page-name="">
      <loext:graphic-properties draw:fill="none"/>
      <style:paragraph-properties fo:margin-left="2cm" fo:margin-right="0cm" fo:margin-top="0cm" fo:margin-bottom="0.247cm" style:contextual-spacing="false" fo:line-height="115%" fo:text-indent="-1cm" style:auto-text-indent="false" style:page-number="auto" fo:background-color="transparent"/>
      <style:text-properties fo:font-weight="bold" officeooo:paragraph-rsid="005229e8" style:font-weight-asian="bold" style:font-weight-complex="bold"/>
    </style:style>
    <style:style style:name="P7" style:family="paragraph" style:parent-style-name="Text_20_body">
      <loext:graphic-properties draw:fill="none"/>
      <style:paragraph-properties fo:margin-left="2cm" fo:margin-right="0cm" fo:margin-top="0cm" fo:margin-bottom="0.247cm" style:contextual-spacing="false" fo:line-height="115%" fo:text-indent="-1cm" style:auto-text-indent="false" fo:background-color="transparent"/>
      <style:text-properties fo:font-weight="bold" officeooo:paragraph-rsid="005229e8" style:font-weight-asian="bold" style:font-weight-complex="bold"/>
    </style:style>
    <style:style style:name="P8" style:family="paragraph" style:parent-style-name="Text_20_body">
      <style:text-properties officeooo:rsid="005229e8" officeooo:paragraph-rsid="005229e8"/>
    </style:style>
    <style:style style:name="P9" style:family="paragraph" style:parent-style-name="Text_20_body">
      <style:paragraph-properties fo:margin-top="0cm" fo:margin-bottom="0.499cm" style:contextual-spacing="false"/>
      <style:text-properties officeooo:paragraph-rsid="005229e8"/>
    </style:style>
    <style:style style:name="P10" style:family="paragraph" style:parent-style-name="Text_20_body">
      <style:paragraph-properties fo:break-before="page"/>
      <style:text-properties officeooo:paragraph-rsid="005386ab"/>
    </style:style>
    <style:style style:name="P11" style:family="paragraph" style:parent-style-name="Text_20_body" style:list-style-name="L1">
      <style:text-properties officeooo:paragraph-rsid="005386ab"/>
    </style:style>
    <style:style style:name="P12" style:family="paragraph" style:parent-style-name="Text_20_body">
      <style:paragraph-properties fo:text-align="start" style:justify-single-word="false"/>
      <style:text-properties officeooo:paragraph-rsid="0054103a"/>
    </style:style>
    <style:style style:name="P13" style:family="paragraph" style:parent-style-name="Text_20_body" style:master-page-name="">
      <loext:graphic-properties draw:fill="none"/>
      <style:paragraph-properties fo:margin-left="1.499cm" fo:margin-right="0cm" fo:margin-top="0cm" fo:margin-bottom="0.247cm" style:contextual-spacing="false" fo:line-height="115%" fo:text-align="start" style:justify-single-word="false" fo:text-indent="0cm" style:auto-text-indent="false" style:page-number="auto" fo:background-color="transparent"/>
      <style:text-properties officeooo:paragraph-rsid="0054103a"/>
    </style:style>
    <style:style style:name="P14" style:family="paragraph" style:parent-style-name="Text_20_body">
      <loext:graphic-properties draw:fill="none"/>
      <style:paragraph-properties fo:margin-left="1.499cm" fo:margin-right="0cm" fo:margin-top="0cm" fo:margin-bottom="0.247cm" style:contextual-spacing="false" fo:line-height="115%" fo:text-align="start" style:justify-single-word="false" fo:text-indent="0cm" style:auto-text-indent="false" fo:background-color="transparent"/>
      <style:text-properties officeooo:paragraph-rsid="0054103a"/>
    </style:style>
    <style:style style:name="P15" style:family="paragraph" style:parent-style-name="Text_20_body">
      <style:paragraph-properties fo:text-align="start" style:justify-single-word="false" style:writing-mode="lr-tb"/>
      <style:text-properties officeooo:paragraph-rsid="0054103a"/>
    </style:style>
    <style:style style:name="P16" style:family="paragraph" style:parent-style-name="Text_20_body">
      <style:paragraph-properties fo:text-align="start" style:justify-single-word="false" style:writing-mode="lr-tb"/>
      <style:text-properties officeooo:paragraph-rsid="0055f11a"/>
    </style:style>
    <style:style style:name="T1" style:family="text">
      <style:text-properties officeooo:rsid="005034f2"/>
    </style:style>
    <style:style style:name="T2" style:family="text">
      <style:text-properties officeooo:rsid="005229e8"/>
    </style:style>
    <style:style style:name="T3" style:family="text">
      <style:text-properties officeooo:rsid="004ebb78"/>
    </style:style>
    <style:style style:name="T4" style:family="text">
      <style:text-properties fo:font-style="normal" style:font-style-asian="normal" style:font-style-complex="normal"/>
    </style:style>
    <style:style style:name="T5" style:family="text">
      <style:text-properties fo:font-style="normal" officeooo:rsid="0054103a" style:font-style-asian="normal" style:font-style-complex="normal"/>
    </style:style>
    <style:style style:name="T6" style:family="text">
      <style:text-properties style:text-position="super 58%" fo:font-style="normal" officeooo:rsid="0054103a" style:font-style-asian="normal" style:font-style-complex="normal"/>
    </style:style>
    <style:style style:name="T7" style:family="text">
      <style:text-properties fo:font-style="normal" officeooo:rsid="0055f11a" style:font-style-asian="normal" style:font-style-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all to Worship</text:span> ‭<text:span text:style-name="T1">(</text:span>1 Chronicles 16:23-2<text:span text:style-name="T2">5</text:span>) / <text:span text:style-name="Strong_20_Emphasis">Opening prayer</text:span> (John A)</text:p>
      <text:p text:style-name="P2"><text:span text:style-name="Strong_20_Emphasis">Praise</text:span>: <text:span text:style-name="Emphasis">Praise My Soul the King of Heaven</text:span></text:p>
      <text:p text:style-name="P2"><text:span text:style-name="Strong_20_Emphasis">Bible Reading</text:span>: Acts 4:1-12 (Callum H)</text:p>
      <text:p text:style-name="Text_20_body"><text:span text:style-name="Strong_20_Emphasis">Announcements</text:span> (J<text:span text:style-name="T3">ohn </text:span>A)</text:p>
      <text:list xml:id="list389622049" text:style-name="L1">
        <text:list-item>
          <text:p text:style-name="P3">Welcome Mathys <text:span text:style-name="T3">family</text:span></text:p>
        </text:list-item>
        <text:list-item>
          <text:p text:style-name="P3">Explain more about Selection Committee</text:p>
        </text:list-item>
        <text:list-item>
          <text:p text:style-name="P3">Evening Service (23rd) - Pray for selection committee, community groups, plans for the year etc.</text:p>
        </text:list-item>
        <text:list-item>
          <text:p text:style-name="P3"/>
        </text:list-item>
      </text:list>
      <text:p text:style-name="P2"><text:span text:style-name="Strong_20_Emphasis">Sunday School</text:span> (Mook L)</text:p>
      <text:p text:style-name="P2"><text:span text:style-name="Strong_20_Emphasis">Praise</text:span>: <text:span text:style-name="Emphasis">Across the Lands</text:span></text:p>
      <text:p text:style-name="P2"><text:span text:style-name="Strong_20_Emphasis">Prayer for the church and the world</text:span>  (ML)</text:p>
      <text:p text:style-name="P2"><text:span text:style-name="Strong_20_Emphasis">Bible reading</text:span>: Hebrews 1 (J<text:span text:style-name="T3">ohn </text:span>A)</text:p>
      <text:p text:style-name="P2"><text:span text:style-name="Strong_20_Emphasis">Praise</text:span>: <text:span text:style-name="Emphasis">O Lord My Rock and My Redeemer</text:span></text:p>
      <text:p text:style-name="P2"><text:span text:style-name="Strong_20_Emphasis">Sermon</text:span>: “JESUS: SUPERIOR TO ANGELS” (<text:span text:style-name="T3">Mook L</text:span>)</text:p>
      <text:p text:style-name="P2"><text:span text:style-name="Strong_20_Emphasis">Praise</text:span>: <text:span text:style-name="Emphasis">You Alone Can Rescue</text:span></text:p>
      <text:p text:style-name="P2"><text:span text:style-name="Strong_20_Emphasis">Benediction</text:span> (ML)</text:p>
      <text:p text:style-name="P2"/>
      <text:p text:style-name="Text_20_body"><text:span text:style-name="Strong_20_Emphasis">Sermon Outline</text:span></text:p>
      <text:p text:style-name="Text_20_body">“JESUS: SUPERIOR TO ANGELS”   (Hebrews 1:4-14)</text:p>
      <text:p text:style-name="Text_20_body">Introduction</text:p>
      <text:list text:style-name="L2">
        <text:list-item>
          <text:p text:style-name="P4">Why are angels addressed?</text:p>
        </text:list-item>
        <text:list-item>
          <text:p text:style-name="P4">Jesus' Supreme Divinity and Sovereignty</text:p>
        </text:list-item>
        <text:list-item>
          <text:p text:style-name="P4">Jesus our only Mediator</text:p>
        </text:list-item>
      </text:list>
      <text:p text:style-name="Text_20_body">Conclusion</text:p>
      <text:p text:style-name="Text_20_body"/>
      <text:p text:style-name="P5"><text:span text:style-name="Strong_20_Emphasis">Call to Worship</text:span> ‭<text:span text:style-name="T1">(</text:span>1 Chronicles 16:23-2<text:span text:style-name="T2">5</text:span>)</text:p>
      <text:p text:style-name="P6">[23] Sing to the Lord, all the earth; proclaim his salvation day after day. </text:p>
      <text:p text:style-name="P7">[24] Declare his glory among the nations, his marvellous deeds among all peoples. </text:p>
      <text:p text:style-name="P7">[25] For great is the Lord and most worthy of praise; he is to be feared above all gods. </text:p>
      <text:p text:style-name="P8">Let us pray…</text:p>
      <text:p text:style-name="P8">O Lord our God, we give You thanks, today and every day, for Your greatness, Your mercy and love in saving us to be Your people in Ashburton.</text:p>
      <text:p text:style-name="P8">We are gathered here to proclaim Your salvation, to declare Your glory and to recount Your marvellous deeds.</text:p>
      <text:p text:style-name="P8">We pray that by the Presence of Your Holy Spirit, all that we do and say would bless and honour You, for You are indeed worthy of all our praise.</text:p>
      <text:p text:style-name="P8">This morning we do sing and speak among ourselves, but we pray for boldness to continue when we go about our normal week of work, study, shopping, or recreation, so that all the earth may eventually knowYour salvation and recognise Your glory.</text:p>
      <text:p text:style-name="P8">In Jesus Mighty Name, Amen. </text:p>
      <text:p text:style-name="P8"/>
      <text:p text:style-name="P9"><text:span text:style-name="Strong_20_Emphasis">Praise</text:span>: <text:span text:style-name="Emphasis">Praise My Soul the King of Heaven</text:span></text:p>
      <text:p text:style-name="P10"><text:span text:style-name="Strong_20_Emphasis">Announcements</text:span> (J<text:span text:style-name="T3">ohn </text:span>A)</text:p>
      <text:list text:continue-list="list389622049" text:style-name="L1">
        <text:list-item>
          <text:p text:style-name="P11">Welcome Mathys <text:span text:style-name="T3">family</text:span></text:p>
        </text:list-item>
        <text:list-item>
          <text:p text:style-name="P11">Explain more about Selection Committee</text:p>
        </text:list-item>
        <text:list-item>
          <text:p text:style-name="P11"><text:span text:style-name="Emphasis"><text:span text:style-name="T4">Evening Service (23rd) - Pray for selection committee, community groups, plans for the year etc.</text:span></text:span></text:p>
        </text:list-item>
      </text:list>
      <text:p text:style-name="P12"><text:span text:style-name="Emphasis"><text:span text:style-name="T5">For any who were not able to make it last week for the service and to the congregational meeting, I want to announce the result which was that we resolved to set up a Selection Committee to search for a new minister, of God’s choosing, to serve here. We then resolved that the members of the Committee were to be:</text:span></text:span></text:p>
      <text:p text:style-name="P13"><text:span text:style-name="Emphasis"><text:span text:style-name="T5">Mook and myself as elders</text:span></text:span></text:p>
      <text:p text:style-name="P14"><text:span text:style-name="Emphasis"><text:span text:style-name="T5">Pam Wade</text:span></text:span></text:p>
      <text:p text:style-name="P14"><text:span text:style-name="Emphasis"><text:span text:style-name="T5">Callum Haughey</text:span></text:span></text:p>
      <text:p text:style-name="P14"><text:span text:style-name="Emphasis"><text:span text:style-name="T5">Gaye McKenzie</text:span></text:span></text:p>
      <text:p text:style-name="P14"><text:span text:style-name="Emphasis"><text:span text:style-name="T5">Nathan Oakes</text:span></text:span></text:p>
      <text:p text:style-name="P13"><text:span text:style-name="Emphasis"><text:span text:style-name="T5">Will Jung (our newest member of the congregation).</text:span></text:span></text:p>
      <text:p text:style-name="P12"><text:span text:style-name="Emphasis"><text:span text:style-name="T5"/></text:span></text:p>
      <text:p text:style-name="P15"><text:span text:style-name="Emphasis"><text:span text:style-name="T5">These are your representatives who, with Douglas Milne our Moderator, will conduct the search. The first thing they will be praying about and doing is establishing the key qualifications that person will need to have, beginning with what is written in 1</text:span></text:span><text:span text:style-name="Emphasis"><text:span text:style-name="T6">st</text:span></text:span><text:span text:style-name="Emphasis"><text:span text:style-name="T5"> Timothy 3, and then adding further factors relevant to the our particular situation here.</text:span></text:span></text:p>
      <text:p text:style-name="P16"><text:span text:style-name="Emphasis"><text:span text:style-name="T7">We plan to meet as necessary on Sundays when Douglas is scheduled to be with us, to consider the names of potential ministers, to invite some, one or more, to preach and meet the Committee. As we and they are guided by the Lord, we hope to arrive at a couple of possible men who could come and size us up as a congregation, and consider if God is calling them to join this work.</text:span></text:span></text:p>
      <text:p text:style-name="P16"><text:span text:style-name="Emphasis"><text:span text:style-name="T7">While we are doing this on your behalf, we want to hear feedback from you as you pray for this process, to learn what kind of spiritual leader you believe God wants to come and lead the work here. </text:span></text:span></text:p>
      <text:p text:style-name="P16"><text:span text:style-name="Emphasis"><text:span text:style-name="T7"/></text:span></text:p>
      <text:p text:style-name="P16"><text:span text:style-name="Emphasis"><text:span text:style-name="T7">So please pray for the Committee and pray for God to lead us all as we search.</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e6832"/>
    </style:style>
    <style:style style:name="MT2" style:family="text">
      <style:text-properties officeooo:rsid="004be85c"/>
    </style:style>
    <style:style style:name="MT3"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9th</text:span> <text:span text:style-name="MT2">Febr</text:span><text:span text:style-name="MT3">uary 202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5-02-08T22:13:14.374997700</dc:date>
    <meta:editing-duration>PT6H20M13S</meta:editing-duration>
    <meta:editing-cycles>46</meta:editing-cycles>
    <meta:generator>LibreOffice/24.8.4.2$Linux_X86_64 LibreOffice_project/3e97788786b20d724e2ed0ea7a111abce73cab63</meta:generator>
    <meta:print-date>2025-02-08T21:33:34.477942940</meta:print-date>
    <meta:document-statistic meta:table-count="0" meta:image-count="0" meta:object-count="0" meta:page-count="3" meta:paragraph-count="50" meta:word-count="616" meta:character-count="3398" meta:non-whitespace-character-count="2835"/>
  </office:meta>
</office:document-meta>
</file>